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ackground-color="#4D93D9"/>
    </style:style>
    <style:style style:name="ce10" style:family="table-cell" style:parent-style-name="Default" style:data-style-name="N0">
      <style:table-cell-properties fo:background-color="#F2F2F2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3" style:family="table-cell" style:parent-style-name="Hyperlink" style:data-style-name="N0">
      <style:table-cell-properties fo:background-color="#F2F2F2"/>
      <style:text-properties fo:color="#000000" style:text-underline-style="solid" style:text-underline-type="single"/>
    </style:style>
    <style:style style:name="ce14" style:family="table-cell" style:parent-style-name="Default" style:data-style-name="N0">
      <style:table-cell-properties fo:background-color="#43AEE2"/>
    </style:style>
    <style:style style:name="ce15" style:family="table-cell" style:parent-style-name="Default" style:data-style-name="N0">
      <style:table-cell-properties fo:border="thin solid #000000" fo:background-color="#E8E8E8"/>
    </style:style>
    <style:style style:name="ce16" style:family="table-cell" style:parent-style-name="Default" style:data-style-name="N36">
      <style:table-cell-properties fo:border="thin solid #000000" fo:background-color="#E8E8E8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81cm" style:use-optimal-column-width="true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99520833333333cm" style:use-optimal-column-width="true"/>
    </style:style>
    <style:style style:name="co10" style:family="table-column">
      <style:table-column-properties fo:break-before="auto" style:column-width="3.86291666666667cm" style:use-optimal-column-width="true"/>
    </style:style>
    <style:style style:name="co11" style:family="table-column">
      <style:table-column-properties fo:break-before="auto" style:column-width="3.83645833333333cm" style:use-optimal-column-width="true"/>
    </style:style>
    <style:style style:name="co12" style:family="table-column">
      <style:table-column-properties fo:break-before="auto" style:column-width="2.59291666666667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9.25pt" style:use-optimal-row-height="false" fo:break-before="auto"/>
    </style:style>
    <style:style style:name="ta1" style:family="table" style:master-page-name="mp1">
      <style:table-properties table:display="true" table:tab-color="#94DCF8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true" table:tab-color="#61CBF3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4"/>
        <table:table-column table:style-name="co1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6" table:default-cell-style-name="ce1"/>
        <table:table-row table:style-name="ro1">
          <table:table-cell office:value-type="string" table:style-name="ce4">
            <text:p>Data</text:p>
          </table:table-cell>
          <table:table-cell office:value-type="string" table:style-name="ce11">
            <text:p>Mês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Categoria</text:p>
          </table:table-cell>
          <table:table-cell office:value-type="string" table:style-name="ce4">
            <text:p>Descriçã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Operação Bancária</text:p>
          </table:table-cell>
          <table:table-cell office:value-type="string" table:style-name="ce4">
            <text:p>Status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style-name="ce5">
            <text:p>01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Renda Fixa</text:p>
          </table:table-cell>
          <table:table-cell office:value-type="string" table:style-name="ce4">
            <text:p>Salario Mensal</text:p>
          </table:table-cell>
          <table:table-cell office:value-type="currency" office:value="5000" table:style-name="ce6">
            <text:p>R$ 5.0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8-01T00:00:00" table:style-name="ce5">
            <text:p>01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Alimentação</text:p>
          </table:table-cell>
          <table:table-cell office:value-type="string" table:style-name="ce4">
            <text:p>Compras no Cartão</text:p>
          </table:table-cell>
          <table:table-cell office:value-type="currency" office:value="550" table:style-name="ce6">
            <text:p>R$ 55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03T00:00:00" table:style-name="ce5">
            <text:p>03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Transporte</text:p>
          </table:table-cell>
          <table:table-cell office:value-type="string" table:style-name="ce4">
            <text:p>Gasolina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05T00:00:00" table:style-name="ce5">
            <text:p>05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Lazer</text:p>
          </table:table-cell>
          <table:table-cell office:value-type="string" table:style-name="ce4">
            <text:p>Cinema</text:p>
          </table:table-cell>
          <table:table-cell office:value-type="currency" office:value="120" table:style-name="ce6">
            <text:p>R$ 12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07T00:00:00" table:style-name="ce5">
            <text:p>07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Saúde</text:p>
          </table:table-cell>
          <table:table-cell office:value-type="string" table:style-name="ce4">
            <text:p>Consulta Odontológica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09T00:00:00" table:style-name="ce5">
            <text:p>09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Educação</text:p>
          </table:table-cell>
          <table:table-cell office:value-type="string" table:style-name="ce4">
            <text:p>Material Escolar</text:p>
          </table:table-cell>
          <table:table-cell office:value-type="currency" office:value="400" table:style-name="ce6">
            <text:p>R$ 40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11T00:00:00" table:style-name="ce5">
            <text:p>11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Vestuário</text:p>
          </table:table-cell>
          <table:table-cell office:value-type="string" table:style-name="ce4">
            <text:p>Compra de roupas</text:p>
          </table:table-cell>
          <table:table-cell office:value-type="currency" office:value="600" table:style-name="ce6">
            <text:p>R$ 6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13T00:00:00" table:style-name="ce5">
            <text:p>13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Investimento</text:p>
          </table:table-cell>
          <table:table-cell office:value-type="string" table:style-name="ce4">
            <text:p>Dividendos de ações</text:p>
          </table:table-cell>
          <table:table-cell office:value-type="currency" office:value="800" table:style-name="ce6">
            <text:p>R$ 8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8-15T00:00:00" table:style-name="ce5">
            <text:p>15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Serviços</text:p>
          </table:table-cell>
          <table:table-cell office:value-type="string" table:style-name="ce4">
            <text:p>Limpeza do apartamento</text:p>
          </table:table-cell>
          <table:table-cell office:value-type="currency" office:value="150" table:style-name="ce6">
            <text:p>R$ 15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17T00:00:00" table:style-name="ce5">
            <text:p>17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Eletrônicos</text:p>
          </table:table-cell>
          <table:table-cell office:value-type="string" table:style-name="ce4">
            <text:p>Compra de novo celular</text:p>
          </table:table-cell>
          <table:table-cell office:value-type="currency" office:value="1200" table:style-name="ce6">
            <text:p>R$ 1.2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19T00:00:00" table:style-name="ce5">
            <text:p>19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Reparos domésticos</text:p>
          </table:table-cell>
          <table:table-cell office:value-type="currency" office:value="450" table:style-name="ce6">
            <text:p>R$ 45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21T00:00:00" table:style-name="ce5">
            <text:p>21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Presentes</text:p>
          </table:table-cell>
          <table:table-cell office:value-type="string" table:style-name="ce4">
            <text:p>Presente de aniversário</text:p>
          </table:table-cell>
          <table:table-cell office:value-type="currency" office:value="180" table:style-name="ce6">
            <text:p>R$ 18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23T00:00:00" table:style-name="ce5">
            <text:p>23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Beleza</text:p>
          </table:table-cell>
          <table:table-cell office:value-type="string" table:style-name="ce4">
            <text:p>Corte de cabelo e barba</text:p>
          </table:table-cell>
          <table:table-cell office:value-type="currency" office:value="80" table:style-name="ce6">
            <text:p>R$ 8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25T00:00:00" table:style-name="ce5">
            <text:p>25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Pet Care</text:p>
          </table:table-cell>
          <table:table-cell office:value-type="string" table:style-name="ce4">
            <text:p>Ração e petiscos para o<text:s/>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27T00:00:00" table:style-name="ce5">
            <text:p>27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Viagem</text:p>
          </table:table-cell>
          <table:table-cell office:value-type="string" table:style-name="ce4">
            <text:p>Reserva de pousada</text:p>
          </table:table-cell>
          <table:table-cell office:value-type="currency" office:value="750" table:style-name="ce6">
            <text:p>R$ 75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8-29T00:00:00" table:style-name="ce5">
            <text:p>29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Gastronomia</text:p>
          </table:table-cell>
          <table:table-cell office:value-type="string" table:style-name="ce4">
            <text:p>Jantar em restaurante</text:p>
          </table:table-cell>
          <table:table-cell office:value-type="currency" office:value="350" table:style-name="ce6">
            <text:p>R$ 35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8-31T00:00:00" table:style-name="ce5">
            <text:p>31/08/2024</text:p>
          </table:table-cell>
          <table:table-cell office:value-type="float" office:value="8" table:style-name="ce12">
            <text:p>8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Renda Fixa</text:p>
          </table:table-cell>
          <table:table-cell office:value-type="string" table:style-name="ce4">
            <text:p>Salário mensal</text:p>
          </table:table-cell>
          <table:table-cell office:value-type="currency" office:value="5000" table:style-name="ce6">
            <text:p>R$ 5.0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9-02T00:00:00" table:style-name="ce5">
            <text:p>02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Alimentação</text:p>
          </table:table-cell>
          <table:table-cell office:value-type="string" table:style-name="ce4">
            <text:p>Compras no Cartão</text:p>
          </table:table-cell>
          <table:table-cell office:value-type="currency" office:value="450" table:style-name="ce6">
            <text:p>R$ 45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04T00:00:00" table:style-name="ce5">
            <text:p>04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Transporte</text:p>
          </table:table-cell>
          <table:table-cell office:value-type="string" table:style-name="ce4">
            <text:p>Gasolina</text:p>
          </table:table-cell>
          <table:table-cell office:value-type="currency" office:value="300" table:style-name="ce6">
            <text:p>R$ 30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06T00:00:00" table:style-name="ce5">
            <text:p>06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Lazer</text:p>
          </table:table-cell>
          <table:table-cell office:value-type="string" table:style-name="ce4">
            <text:p>Cinema e jantar</text:p>
          </table:table-cell>
          <table:table-cell office:value-type="currency" office:value="200" table:style-name="ce6">
            <text:p>R$ 2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08T00:00:00" table:style-name="ce5">
            <text:p>08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Saúde</text:p>
          </table:table-cell>
          <table:table-cell office:value-type="string" table:style-name="ce4">
            <text:p>Plano de saúde</text:p>
          </table:table-cell>
          <table:table-cell office:value-type="currency" office:value="600" table:style-name="ce6">
            <text:p>R$ 60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10T00:00:00" table:style-name="ce5">
            <text:p>10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Educação</text:p>
          </table:table-cell>
          <table:table-cell office:value-type="string" table:style-name="ce4">
            <text:p>Material Escolar</text:p>
          </table:table-cell>
          <table:table-cell office:value-type="currency" office:value="350" table:style-name="ce6">
            <text:p>R$ 35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12T00:00:00" table:style-name="ce5">
            <text:p>12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Vestuário</text:p>
          </table:table-cell>
          <table:table-cell office:value-type="string" table:style-name="ce4">
            <text:p>Compra de roupas</text:p>
          </table:table-cell>
          <table:table-cell office:value-type="currency" office:value="500" table:style-name="ce6">
            <text:p>R$ 5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14T00:00:00" table:style-name="ce5">
            <text:p>14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ENTRADA</text:p>
          </table:table-cell>
          <table:table-cell office:value-type="string" table:style-name="ce4">
            <text:p>Freelance</text:p>
          </table:table-cell>
          <table:table-cell office:value-type="string" table:style-name="ce4">
            <text:p>Pagamento por projeto</text:p>
          </table:table-cell>
          <table:table-cell office:value-type="currency" office:value="1200" table:style-name="ce6">
            <text:p>R$ 1.2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Recebido</text:p>
          </table:table-cell>
          <table:table-cell table:number-columns-repeated="16376"/>
        </table:table-row>
        <table:table-row table:style-name="ro1">
          <table:table-cell office:value-type="date" office:date-value="2024-09-16T00:00:00" table:style-name="ce5">
            <text:p>16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Serviços</text:p>
          </table:table-cell>
          <table:table-cell office:value-type="string" table:style-name="ce4">
            <text:p>Manutenção de veículo</text:p>
          </table:table-cell>
          <table:table-cell office:value-type="currency" office:value="800" table:style-name="ce6">
            <text:p>R$ 800,00</text:p>
          </table:table-cell>
          <table:table-cell office:value-type="string" table:style-name="ce4">
            <text:p>Transferência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18T00:00:00" table:style-name="ce5">
            <text:p>18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Eletrônicos</text:p>
          </table:table-cell>
          <table:table-cell office:value-type="string" table:style-name="ce4">
            <text:p>Compra de novo<text:s/></text:p>
          </table:table-cell>
          <table:table-cell office:value-type="currency" office:value="1500" table:style-name="ce6">
            <text:p>R$ 1.5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style-name="ro1">
          <table:table-cell office:value-type="date" office:date-value="2024-09-20T00:00:00" table:style-name="ce5">
            <text:p>20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Utilidades Domésticas</text:p>
          </table:table-cell>
          <table:table-cell office:value-type="string" table:style-name="ce4">
            <text:p>Conta de energia elétrica</text:p>
          </table:table-cell>
          <table:table-cell office:value-type="currency" office:value="250" table:style-name="ce6">
            <text:p>R$ 250,00</text:p>
          </table:table-cell>
          <table:table-cell office:value-type="string" table:style-name="ce4">
            <text:p>Débito Automático</text:p>
          </table:table-cell>
          <table:table-cell office:value-type="string" table:style-name="ce4">
            <text:p>Pago</text:p>
          </table:table-cell>
          <table:table-cell table:number-columns-repeated="16376"/>
        </table:table-row>
        <table:table-row table:style-name="ro1">
          <table:table-cell office:value-type="date" office:date-value="2024-09-22T00:00:00" table:style-name="ce5">
            <text:p>22/09/2024</text:p>
          </table:table-cell>
          <table:table-cell office:value-type="float" office:value="9" table:style-name="ce12">
            <text:p>9</text:p>
          </table:table-cell>
          <table:table-cell office:value-type="string" table:style-name="ce4">
            <text:p>SAIDA</text:p>
          </table:table-cell>
          <table:table-cell office:value-type="string" table:style-name="ce4">
            <text:p>Presentes</text:p>
          </table:table-cell>
          <table:table-cell office:value-type="string" table:style-name="ce4">
            <text:p>Aniversário da mãe</text:p>
          </table:table-cell>
          <table:table-cell office:value-type="currency" office:value="400" table:style-name="ce6">
            <text:p>R$ 400,00</text:p>
          </table:table-cell>
          <table:table-cell office:value-type="string" table:style-name="ce4">
            <text:p>Cartão de Crédito</text:p>
          </table:table-cell>
          <table:table-cell office:value-type="string" table:style-name="ce4">
            <text:p>Pendente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  <table:table table:name="Caixinha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6380" table:default-cell-style-name="ce1"/>
        <table:table-row table:style-name="ro2">
          <table:table-cell table:number-columns-repeated="2" table:style-name="ce14"/>
          <table:table-cell table:number-columns-repeated="2" table:style-name="ce14"/>
          <table:table-cell table:style-name="ce14">
            <draw:frame draw:z-index="1" draw:id="id0" draw:style-name="a0" draw:name="Gráfico 1" svg:x="0.47917in" svg:y="0.79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5">
            <text:p>Total reservado</text:p>
          </table:table-cell>
          <table:table-cell office:value-type="currency" office:value="305" table:formula="of:=SUM([Caixinha.$D$7:.$D$11])" table:style-name="ce16">
            <text:p>R$ 305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5">
            <text:p>Meta de reserva</text:p>
          </table:table-cell>
          <table:table-cell office:value-type="currency" office:value="100" table:style-name="ce16">
            <text:p>R$ 10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ata de lançamento</text:p>
          </table:table-cell>
          <table:table-cell office:value-type="string" table:style-name="ce1">
            <text:p>Depósito reservad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4-09-07T00:00:00" table:style-name="ce2">
            <text:p>07/09/2024</text:p>
          </table:table-cell>
          <table:table-cell office:value-type="currency" office:value="50" table:style-name="ce3">
            <text:p>R$ 5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4-09-08T00:00:00" table:style-name="ce2">
            <text:p>08/09/2024</text:p>
          </table:table-cell>
          <table:table-cell office:value-type="currency" office:value="60" table:style-name="ce3">
            <text:p>R$ 6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4-09-09T00:00:00" table:style-name="ce2">
            <text:p>09/09/2024</text:p>
          </table:table-cell>
          <table:table-cell office:value-type="currency" office:value="65" table:style-name="ce3">
            <text:p>R$ 65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4-09-10T00:00:00" table:style-name="ce2">
            <text:p>10/09/2024</text:p>
          </table:table-cell>
          <table:table-cell office:value-type="currency" office:value="40" table:style-name="ce3">
            <text:p>R$ 4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date" office:date-value="2024-09-11T00:00:00" table:style-name="ce2">
            <text:p>11/09/2024</text:p>
          </table:table-cell>
          <table:table-cell office:value-type="currency" office:value="90" table:style-name="ce3">
            <text:p>R$ 90,0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Controller" table:style-name="ta3">
        <table:table-column table:style-name="co11" table:default-cell-style-name="ce1"/>
        <table:table-column table:style-name="co12" table:number-columns-repeated="2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7">
            <text:p>Tipo</text:p>
          </table:table-cell>
          <table:table-cell office:value-type="string" table:style-name="ce1">
            <text:p>SAIDA</text:p>
          </table:table-cell>
          <table:table-cell table:style-name="ce1"/>
          <table:table-cell office:value-type="string" table:style-name="ce8">
            <text:p>quantidade de saída por categoria sumarizada em reai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ategoria</text:p>
          </table:table-cell>
          <table:table-cell office:value-type="string" table:style-name="ce1">
            <text:p>Soma de Val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imentação</text:p>
          </table:table-cell>
          <table:table-cell office:value-type="currency" office:value="1000" table:style-name="ce3">
            <text:p>R$ 1.000,00</text:p>
          </table:table-cell>
          <table:table-cell table:style-name="ce1"/>
          <table:table-cell table:number-columns-repeated="16381" table:style-name="ce1"/>
        </table:table-row>
        <table:table-row table:style-name="ro1">
          <table:table-cell office:value-type="string" table:style-name="ce1">
            <text:p>Beleza</text:p>
          </table:table-cell>
          <table:table-cell office:value-type="currency" office:value="80" table:style-name="ce3">
            <text:p>R$ 8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ducação</text:p>
          </table:table-cell>
          <table:table-cell office:value-type="currency" office:value="750" table:style-name="ce3">
            <text:p>R$ 7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trônicos</text:p>
          </table:table-cell>
          <table:table-cell office:value-type="currency" office:value="2700" table:style-name="ce3">
            <text:p>R$ 2.7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stronomia</text:p>
          </table:table-cell>
          <table:table-cell office:value-type="currency" office:value="350" table:style-name="ce3">
            <text:p>R$ 3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zer</text:p>
          </table:table-cell>
          <table:table-cell office:value-type="currency" office:value="320" table:style-name="ce3">
            <text:p>R$ 32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t Care</text:p>
          </table:table-cell>
          <table:table-cell office:value-type="currency" office:value="200" table:style-name="ce3">
            <text:p>R$ 2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esentes</text:p>
          </table:table-cell>
          <table:table-cell office:value-type="currency" office:value="580" table:style-name="ce3">
            <text:p>R$ 58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úde</text:p>
          </table:table-cell>
          <table:table-cell office:value-type="currency" office:value="850" table:style-name="ce3">
            <text:p>R$ 8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viços</text:p>
          </table:table-cell>
          <table:table-cell office:value-type="currency" office:value="950" table:style-name="ce3">
            <text:p>R$ 95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ransporte</text:p>
          </table:table-cell>
          <table:table-cell office:value-type="currency" office:value="600" table:style-name="ce3">
            <text:p>R$ 6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tilidades Domésticas</text:p>
          </table:table-cell>
          <table:table-cell office:value-type="currency" office:value="700" table:style-name="ce3">
            <text:p>R$ 7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stuário</text:p>
          </table:table-cell>
          <table:table-cell office:value-type="currency" office:value="1100" table:style-name="ce3">
            <text:p>R$ 1.10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agem</text:p>
          </table:table-cell>
          <table:table-cell office:value-type="currency" office:value="750" table:style-name="ce3">
            <text:p>R$ 750,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Geral</text:p>
          </table:table-cell>
          <table:table-cell office:value-type="currency" office:value="10930" table:style-name="ce3">
            <text:p>R$ 10.930,0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ControllerIn" table:style-name="ta2">
        <table:table-column table:style-name="co13" table:default-cell-style-name="ce1"/>
        <table:table-column table:style-name="co12" table:number-columns-repeated="2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7">
            <text:p>Tipo</text:p>
          </table:table-cell>
          <table:table-cell office:value-type="string" table:style-name="ce1">
            <text:p>ENTRAD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ategoria</text:p>
          </table:table-cell>
          <table:table-cell office:value-type="string" table:style-name="ce1">
            <text:p>Soma de Va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elance</text:p>
          </table:table-cell>
          <table:table-cell office:value-type="currency" office:value="1200" table:style-name="ce3">
            <text:p>R$ 1.200,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mento</text:p>
          </table:table-cell>
          <table:table-cell office:value-type="currency" office:value="800" table:style-name="ce3">
            <text:p>R$ 800,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da Fixa</text:p>
          </table:table-cell>
          <table:table-cell office:value-type="currency" office:value="10000" table:style-name="ce3">
            <text:p>R$ 10.000,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Geral</text:p>
          </table:table-cell>
          <table:table-cell office:value-type="currency" office:value="12000" table:style-name="ce3">
            <text:p>R$ 12.000,0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Dashboard" table:style-name="ta2">
        <table:table-column table:style-name="co14" table:default-cell-style-name="ce9"/>
        <table:table-column table:style-name="co8" table:number-columns-repeated="20" table:default-cell-style-name="ce10"/>
        <table:table-column table:style-name="co15" table:number-columns-repeated="16363" table:default-cell-style-name="ce1" table:visibility="collapse"/>
        <table:table-row table:style-name="ro1">
          <table:table-cell table:number-columns-repeated="16384"/>
        </table:table-row>
        <table:table-row table:style-name="ro1">
          <table:table-cell/>
          <table:table-cell table:style-name="ce10">
            <draw:custom-shape svg:x="0.05208in" svg:y="0.07292in" svg:width="5.4375in" svg:height="2.70833in" draw:z-index="3" draw:id="id3" draw:style-name="a9" draw:name="Retângulo Arredondado 3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 table:number-columns-repeated="8"/>
          <table:table-cell table:style-name="ce10">
            <draw:custom-shape svg:x="0.32292in" svg:y="0.09375in" svg:width="3.48958in" svg:height="2.70833in" draw:z-index="1" draw:id="id1" draw:style-name="a3" draw:name="Retângulo Arredondado 15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 table:number-columns-repeated="16373"/>
        </table:table-row>
        <table:table-row table:style-name="ro1">
          <table:table-cell/>
          <table:table-cell table:style-name="ce10">
            <draw:frame draw:z-index="6" draw:id="id6" draw:style-name="a14" draw:name="TextBox 5" svg:x="0.26042in" svg:y="0.05208in" svg:width="1.39583in" svg:height="0.29167in">
              <draw:text-box>
                <text:p text:style-name="a13" text:class-names="" text:cond-style-name=""><text:span text:style-name="a12" text:class-names="">ENTRADA</text:span></text:p>
              </draw:text-box>
              <svg:title/>
              <svg:desc/>
            </draw:frame>
          </table:table-cell>
          <table:table-cell table:number-columns-repeated="8"/>
          <table:table-cell table:style-name="ce10">
            <draw:frame draw:z-index="9" draw:id="id9" draw:style-name="a21" draw:name="TextBox 16" svg:x="0.47917in" svg:y="0.04167in" svg:width="2.375in" svg:height="0.29167in">
              <draw:text-box>
                <text:p text:style-name="a20" text:class-names="" text:cond-style-name=""><text:span text:style-name="a19" text:class-names="">ECONOMIAS</text:span></text:p>
              </draw:text-box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">
            <draw:frame draw:z-index="5" draw:id="id5" draw:style-name="a11" draw:name="Gráfico 2" svg:x="0.01042in" svg:y="0.05208in" svg:width="5.51042in" svg:height="2.1666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0">
            <draw:frame draw:z-index="8" draw:id="id8" draw:style-name="a18" draw:name="Gráfico 14" svg:x="0.32292in" svg:y="0.03125in" svg:width="3.51042in" svg:height="2.17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/>
          <table:table-cell table:style-name="ce13"/>
          <table:table-cell table:number-columns-repeated="1637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0">
            <draw:custom-shape svg:x="0.05208in" svg:y="0.09375in" svg:width="12.25in" svg:height="3.11458in" draw:z-index="2" draw:id="id2" draw:style-name="a6" draw:name="Retângulo Arredondado 4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 table:number-columns-repeated="16382"/>
        </table:table-row>
        <table:table-row table:style-name="ro1">
          <table:table-cell/>
          <table:table-cell table:style-name="ce10">
            <draw:frame draw:z-index="7" draw:id="id7" draw:style-name="a17" draw:name="TextBox 6" svg:x="0.4375in" svg:y="0.01042in" svg:width="1.4375in" svg:height="0.21875in">
              <draw:text-box>
                <text:p text:style-name="a16" text:class-names="" text:cond-style-name=""><text:span text:style-name="a15" text:class-names="">GASTOS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0">
            <draw:frame draw:z-index="4" draw:id="id4" draw:style-name="a10" draw:name="Gráfico 1" svg:x="0.04167in" svg:y="0.19792in" svg:width="12.3125in" svg:height="2.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named-expressions>
        <table:named-expression table:name="SegmentaçãodeDados_Mês" table:expression="of:=&quot;&quot;" table:base-cell-address="Data.$A$1"/>
      </table:named-expressions>
      <table:database-ranges>
        <table:database-range table:target-range-address="Data.A1:Data.H29" table:name="tbl_operations" table:display-filter-buttons="true"/>
        <table:database-range table:target-range-address="Caixinha.C6:Caixinha.D11" table:name="Tabela2" table:display-filter-buttons="true"/>
      </table:database-ranges>
      <table:data-pilot-tables>
        <table:data-pilot-table table:name="Tabela dinâmica1" table:target-range-address="Controller.A1:Controller.B18" table:show-filter-button="false" table:buttons="Controller.A1 Controller.A3">
          <table:source-cell-range table:cell-range-address="Data.A1:Data.H29"/>
          <table:data-pilot-field table:source-field-name="Tipo" table:orientation="page" table:selected-page="SAIDA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NTRADA" table:display="false" table:show-details="true"/>
              </table:data-pilot-member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ategori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Valo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ê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escriçã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Operação Bancár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Tabela dinâmica2" table:target-range-address="ControllerIn.A1:ControllerIn.B7" table:show-filter-button="false" table:buttons="ControllerIn.A1 ControllerIn.A3">
          <table:source-cell-range table:cell-range-address="Data.A1:Data.H29"/>
          <table:data-pilot-field table:source-field-name="Tipo" table:orientation="page" table:selected-page="ENTRADA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AIDA" table:display="false" table:show-details="true"/>
              </table:data-pilot-member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ategori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Valo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ê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escriçã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Operação Bancár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1-31T18:46:46Z</meta:creation-date>
    <dc:date>2025-01-31T21:58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Caixinha.$D$3:.$D$4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215c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9.0pt" svg:width="886.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/>
          <chart:series chart:label-cell-address="local-table.$B$1" chart:values-cell-range-address="local-table.$B$2:.$B$15" chart:class="chart:bar" chart:attached-axis="primary-y" chart:style-name="G0S0">
            <chart:data-label chart:style-name="DL00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limentação</text:p>
            </table:table-cell>
            <table:table-cell office:value-type="float" office:value="1000"/>
          </table:table-row>
          <table:table-row>
            <table:table-cell office:value-type="string">
              <text:p>Beleza</text:p>
            </table:table-cell>
            <table:table-cell office:value-type="float" office:value="80"/>
          </table:table-row>
          <table:table-row>
            <table:table-cell office:value-type="string">
              <text:p>Educação</text:p>
            </table:table-cell>
            <table:table-cell office:value-type="float" office:value="750"/>
          </table:table-row>
          <table:table-row>
            <table:table-cell office:value-type="string">
              <text:p>Eletrônicos</text:p>
            </table:table-cell>
            <table:table-cell office:value-type="float" office:value="2700"/>
          </table:table-row>
          <table:table-row>
            <table:table-cell office:value-type="string">
              <text:p>Gastronomia</text:p>
            </table:table-cell>
            <table:table-cell office:value-type="float" office:value="350"/>
          </table:table-row>
          <table:table-row>
            <table:table-cell office:value-type="string">
              <text:p>Lazer</text:p>
            </table:table-cell>
            <table:table-cell office:value-type="float" office:value="320"/>
          </table:table-row>
          <table:table-row>
            <table:table-cell office:value-type="string">
              <text:p>Pet Care</text:p>
            </table:table-cell>
            <table:table-cell office:value-type="float" office:value="200"/>
          </table:table-row>
          <table:table-row>
            <table:table-cell office:value-type="string">
              <text:p>Presentes</text:p>
            </table:table-cell>
            <table:table-cell office:value-type="float" office:value="580"/>
          </table:table-row>
          <table:table-row>
            <table:table-cell office:value-type="string">
              <text:p>Saúde</text:p>
            </table:table-cell>
            <table:table-cell office:value-type="float" office:value="850"/>
          </table:table-row>
          <table:table-row>
            <table:table-cell office:value-type="string">
              <text:p>Serviços</text:p>
            </table:table-cell>
            <table:table-cell office:value-type="float" office:value="950"/>
          </table:table-row>
          <table:table-row>
            <table:table-cell office:value-type="string">
              <text:p>Transporte</text:p>
            </table:table-cell>
            <table:table-cell office:value-type="float" office:value="600"/>
          </table:table-row>
          <table:table-row>
            <table:table-cell office:value-type="string">
              <text:p>Utilidades Domésticas</text:p>
            </table:table-cell>
            <table:table-cell office:value-type="float" office:value="700"/>
          </table:table-row>
          <table:table-row>
            <table:table-cell office:value-type="string">
              <text:p>Vestuário</text:p>
            </table:table-cell>
            <table:table-cell office:value-type="float" office:value="1100"/>
          </table:table-row>
          <table:table-row>
            <table:table-cell office:value-type="string">
              <text:p>Viagem</text:p>
            </table:table-cell>
            <table:table-cell office:value-type="float" office:value="75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215c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56.0pt" svg:width="396.7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/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reelance</text:p>
            </table:table-cell>
            <table:table-cell office:value-type="float" office:value="1200"/>
          </table:table-row>
          <table:table-row>
            <table:table-cell office:value-type="string">
              <text:p>Investimento</text:p>
            </table:table-cell>
            <table:table-cell office:value-type="float" office:value="800"/>
          </table:table-row>
          <table:table-row>
            <table:table-cell office:value-type="string">
              <text:p>Renda Fixa</text:p>
            </table:table-cell>
            <table:table-cell office:value-type="float" office:value="1000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56.75pt" svg:width="252.7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Caixinha.$D$3:.$D$4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